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4.9618in"/>
    </style:style>
    <style:style style:name="co3" style:family="table-column">
      <style:table-column-properties fo:break-before="auto" style:column-width="5.0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Statement</text:p>
          </table:table-cell>
          <table:table-cell table:style-name="ce1" office:value-type="string">
            <text:p>When True</text:p>
          </table:table-cell>
          <table:table-cell table:style-name="ce1" office:value-type="string">
            <text:p>When Fals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AxAy</text:p>
          </table:table-cell>
          <table:table-cell office:value-type="string">
            <text:p>p(x,y) is true for every pair x,y</text:p>
          </table:table-cell>
          <table:table-cell office:value-type="string">
            <text:p>There is a pair x,y for which P(x,y) is false</text:p>
          </table:table-cell>
          <table:table-cell table:number-columns-repeated="1021"/>
        </table:table-row>
        <table:table-row table:style-name="ro1">
          <table:table-cell office:value-type="string">
            <text:p>AyA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xEy</text:p>
          </table:table-cell>
          <table:table-cell office:value-type="string">
            <text:p>For every x there is a y for which P(x,y) is true.</text:p>
          </table:table-cell>
          <table:table-cell office:value-type="string">
            <text:p>There is an x such that P(x,y) is false for every 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Ay</text:p>
          </table:table-cell>
          <table:table-cell office:value-type="string">
            <text:p>There is an x for which P(x,y) is true for every y</text:p>
          </table:table-cell>
          <table:table-cell office:value-type="string">
            <text:p>For every x there is a y for which P(x,y) is fal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Ey</text:p>
          </table:table-cell>
          <table:table-cell office:value-type="string">
            <text:p>There is a pair x,y for which P(x,y) is true</text:p>
          </table:table-cell>
          <table:table-cell office:value-type="string">
            <text:p>P(x,y) is false for every pair x,y</text:p>
          </table:table-cell>
          <table:table-cell table:number-columns-repeated="1021"/>
        </table:table-row>
        <table:table-row table:style-name="ro1">
          <table:table-cell office:value-type="string">
            <text:p>EyEx</text:p>
          </table:table-cell>
          <table:table-cell table:number-columns-repeated="1023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4">01/14/2009</text:date>, <text:time>22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14T18:45:45.04</meta:creation-date>
    <dc:date>2009-01-14T22:17:53.50</dc:date>
    <meta:editing-duration>PT03H30M46S</meta:editing-duration>
    <meta:editing-cycles>2</meta:editing-cycles>
    <meta:generator>OpenOffice.org/3.0$Win32 OpenOffice.org_project/300m9$Build-9358</meta:generator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